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4.298cm"/>
    </style:style>
    <style:style style:name="gr4" style:family="graphic" style:parent-style-name="standard">
      <style:graphic-properties draw:stroke="none" svg:stroke-color="#000000" draw:fill="none" draw:fill-color="#ffffff" fo:min-height="0.848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64cm"/>
    </style:style>
    <style:style style:name="gr7" style:family="graphic" style:parent-style-name="standard">
      <style:graphic-properties draw:stroke="none" draw:fill="none" fo:min-height="0.86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style:text-position="33% 58%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127cm" svg:height="0.962cm" svg:x="11.498cm" svg:y="4.61cm">
          <draw:text-box>
            <text:p>m</text:p>
          </draw:text-box>
        </draw:frame>
        <draw:line draw:style-name="gr2" draw:text-style-name="P2" draw:layer="layout" svg:x1="11.498cm" svg:y1="5.499cm" svg:x2="9.593cm" svg:y2="7.531cm">
          <text:p/>
        </draw:line>
        <draw:line draw:style-name="gr2" draw:text-style-name="P2" draw:layer="layout" svg:x1="11.752cm" svg:y1="5.626cm" svg:x2="11.752cm" svg:y2="7.531cm">
          <text:p/>
        </draw:line>
        <draw:line draw:style-name="gr2" draw:text-style-name="P2" draw:layer="layout" svg:x1="12.006cm" svg:y1="5.499cm" svg:x2="14.038cm" svg:y2="7.404cm">
          <text:p/>
        </draw:line>
        <draw:frame draw:style-name="gr1" draw:text-style-name="P1" draw:layer="layout" svg:width="2.121cm" svg:height="0.962cm" svg:x="8.896cm" svg:y="7.433cm">
          <draw:text-box>
            <text:p>m/2</text:p>
          </draw:text-box>
        </draw:frame>
        <draw:frame draw:style-name="gr1" draw:text-style-name="P1" draw:layer="layout" svg:width="2.121cm" svg:height="0.962cm" svg:x="10.997cm" svg:y="7.433cm">
          <draw:text-box>
            <text:p>m/2</text:p>
          </draw:text-box>
        </draw:frame>
        <draw:frame draw:style-name="gr1" draw:text-style-name="P1" draw:layer="layout" svg:width="2.121cm" svg:height="0.962cm" svg:x="13.397cm" svg:y="7.333cm">
          <draw:text-box>
            <text:p>m/2</text:p>
          </draw:text-box>
        </draw:frame>
        <draw:line draw:style-name="gr2" draw:text-style-name="P2" draw:layer="layout" svg:x1="9.598cm" svg:y1="8.3cm" svg:x2="7.693cm" svg:y2="10.332cm">
          <text:p/>
        </draw:line>
        <draw:line draw:style-name="gr2" draw:text-style-name="P2" draw:layer="layout" svg:x1="9.852cm" svg:y1="8.427cm" svg:x2="9.852cm" svg:y2="10.332cm">
          <text:p/>
        </draw:line>
        <draw:line draw:style-name="gr2" draw:text-style-name="P2" draw:layer="layout" svg:x1="10.106cm" svg:y1="8.3cm" svg:x2="12.138cm" svg:y2="10.205cm">
          <text:p/>
        </draw:line>
        <draw:frame draw:style-name="gr1" draw:text-style-name="P1" draw:layer="layout" svg:width="2.121cm" svg:height="0.962cm" svg:x="6.996cm" svg:y="10.234cm">
          <draw:text-box>
            <text:p>m/4</text:p>
          </draw:text-box>
        </draw:frame>
        <draw:frame draw:style-name="gr1" draw:text-style-name="P1" draw:layer="layout" svg:width="2.121cm" svg:height="0.962cm" svg:x="9.097cm" svg:y="10.234cm">
          <draw:text-box>
            <text:p>m/4</text:p>
          </draw:text-box>
        </draw:frame>
        <draw:frame draw:style-name="gr1" draw:text-style-name="P1" draw:layer="layout" svg:width="2.121cm" svg:height="0.962cm" svg:x="11.497cm" svg:y="10.134cm">
          <draw:text-box>
            <text:p>m/4</text:p>
          </draw:text-box>
        </draw:frame>
        <draw:line draw:style-name="gr2" draw:text-style-name="P2" draw:layer="layout" svg:x1="12.514cm" svg:y1="5.245cm" svg:x2="22.293cm" svg:y2="5.164cm">
          <text:p/>
        </draw:line>
        <draw:line draw:style-name="gr2" draw:text-style-name="P2" draw:layer="layout" svg:x1="15.054cm" svg:y1="7.658cm" svg:x2="22.293cm" svg:y2="7.658cm">
          <text:p/>
        </draw:line>
        <draw:line draw:style-name="gr2" draw:text-style-name="P2" draw:layer="layout" svg:x1="17.548cm" svg:y1="10.452cm" svg:x2="22.247cm" svg:y2="10.452cm">
          <text:p/>
        </draw:line>
        <draw:frame draw:style-name="gr1" draw:text-style-name="P1" draw:layer="layout" svg:width="0.127cm" svg:height="0.962cm" svg:x="11.498cm" svg:y="4.611cm">
          <draw:text-box>
            <text:p>m</text:p>
          </draw:text-box>
        </draw:frame>
        <draw:line draw:style-name="gr2" draw:text-style-name="P2" draw:layer="layout" svg:x1="11.498cm" svg:y1="5.5cm" svg:x2="9.593cm" svg:y2="7.532cm">
          <text:p/>
        </draw:line>
        <draw:line draw:style-name="gr2" draw:text-style-name="P2" draw:layer="layout" svg:x1="11.752cm" svg:y1="5.627cm" svg:x2="11.752cm" svg:y2="7.532cm">
          <text:p/>
        </draw:line>
        <draw:line draw:style-name="gr2" draw:text-style-name="P2" draw:layer="layout" svg:x1="12.006cm" svg:y1="5.5cm" svg:x2="14.038cm" svg:y2="7.405cm">
          <text:p/>
        </draw:line>
        <draw:frame draw:style-name="gr1" draw:text-style-name="P1" draw:layer="layout" svg:width="2.121cm" svg:height="0.962cm" svg:x="8.896cm" svg:y="7.434cm">
          <draw:text-box>
            <text:p>m/2</text:p>
          </draw:text-box>
        </draw:frame>
        <draw:frame draw:style-name="gr1" draw:text-style-name="P1" draw:layer="layout" svg:width="2.121cm" svg:height="0.962cm" svg:x="10.997cm" svg:y="7.434cm">
          <draw:text-box>
            <text:p>m/2</text:p>
          </draw:text-box>
        </draw:frame>
        <draw:frame draw:style-name="gr1" draw:text-style-name="P1" draw:layer="layout" svg:width="2.121cm" svg:height="0.962cm" svg:x="13.397cm" svg:y="7.334cm">
          <draw:text-box>
            <text:p>m/2</text:p>
          </draw:text-box>
        </draw:frame>
        <draw:frame draw:style-name="gr1" draw:text-style-name="P1" draw:layer="layout" svg:width="0.127cm" svg:height="0.962cm" svg:x="23.077cm" svg:y="4.611cm">
          <draw:text-box>
            <text:p>m</text:p>
          </draw:text-box>
        </draw:frame>
        <draw:frame draw:style-name="gr1" draw:text-style-name="P1" draw:layer="layout" svg:width="4.063cm" svg:height="0.962cm" svg:x="22.556cm" svg:y="6.911cm">
          <draw:text-box>
            <text:p>(3/2)m</text:p>
          </draw:text-box>
        </draw:frame>
        <draw:frame draw:style-name="gr1" draw:text-style-name="P1" draw:layer="layout" svg:width="4.063cm" svg:height="0.962cm" svg:x="22.557cm" svg:y="9.911cm">
          <draw:text-box>
            <text:p>(3/2)<text:span text:style-name="T1">2</text:span>m</text:p>
          </draw:text-box>
        </draw:frame>
        <draw:frame draw:style-name="gr1" draw:text-style-name="P1" draw:layer="layout" svg:width="4.063cm" svg:height="0.962cm" svg:x="22.558cm" svg:y="14.411cm">
          <draw:text-box>
            <text:p>(3/2) <text:s text:c="5"/>1</text:p>
          </draw:text-box>
        </draw:frame>
        <draw:frame draw:style-name="gr3" draw:text-style-name="P1" draw:layer="layout" svg:width="0.243cm" svg:height="4.548cm" svg:x="23.658cm" svg:y="11.311cm">
          <draw:text-box>
            <text:p>.</text:p>
            <text:p>.</text:p>
            <text:p>.</text:p>
            <text:p/>
          </draw:text-box>
        </draw:frame>
        <draw:frame draw:style-name="gr4" draw:text-style-name="P1" draw:layer="layout" svg:width="19.773cm" svg:height="1.098cm" svg:x="6.997cm" svg:y="14.434cm">
          <draw:text-box>
            <text:p><text:span text:style-name="T2">T(1) <text:s/>T(1) <text:s/>T(1) <text:s/>T(1) <text:s/>T(1) <text:s/>T(1) <text:s/>T(1) <text:s/>T(1) <text:s/>T(1) <text:s/></text:span>T(1) <text:s/></text:p>
          </draw:text-box>
        </draw:frame>
        <draw:line draw:style-name="gr5" draw:text-style-name="P3" draw:layer="layout" svg:x1="5.599cm" svg:y1="4.556cm" svg:x2="5.599cm" svg:y2="15.351cm">
          <text:p/>
        </draw:line>
        <draw:frame draw:style-name="gr6" draw:text-style-name="P1" draw:layer="layout" svg:width="2.121cm" svg:height="1.114cm" svg:x="2.397cm" svg:y="9.334cm">
          <draw:text-box>
            <text:p><text:span text:style-name="T2">log</text:span><text:span text:style-name="T3">2</text:span><text:span text:style-name="T4">m</text:span></text:p>
          </draw:text-box>
        </draw:frame>
        <draw:frame draw:style-name="gr7" draw:text-style-name="P5" draw:layer="layout" svg:width="1.852cm" svg:height="1.115cm" svg:x="23.886cm" svg:y="14.127cm">
          <draw:text-box>
            <text:p text:style-name="P4"><text:span text:style-name="T5">log</text:span><text:span text:style-name="T6">2</text:span><text:span text:style-name="T7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8:36:46.864501956</meta:creation-date>
    <dc:date>2019-09-11T13:04:30.735133866</dc:date>
    <meta:editing-duration>PT16H57M19S</meta:editing-duration>
    <meta:editing-cycles>16</meta:editing-cycles>
    <meta:generator>LibreOffice/6.0.7.3$Linux_X86_64 LibreOffice_project/00m0$Build-3</meta:generator>
    <meta:document-statistic meta:object-count="32"/>
  </office:meta>
</office:document-meta>
</file>